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BER PENDIENTE</text:span></text:p>
      <text:p text:style-name="P2"><draw:frame text:anchor-type="as-char" svg:width="152.40mm" svg:height="32.81mm" style:rel-width="scale" style:rel-height="scale"><draw:object-ole xlink:href="OleObj1"/><draw:image xlink:href="ObjectReplacements/OleObj1"/></draw:frame><text:span text:style-name="T1"/></text:p>
      <text:p text:style-name="P2"><text:span text:style-name="T1">OTRO DEBER</text:span></text:p>
      <text:p text:style-name="P2"><text:span text:style-name="T1">INSTALAR NEOJ4 COMMUNITY SERVER y avaeriguar las diferencias que hay entre la enterprise y community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